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1477c4a" officeooo:paragraph-rsid="01e6a8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4pt" fo:font-style="normal" fo:font-weight="normal" officeooo:rsid="01477c4a" officeooo:paragraph-rsid="01e6a8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27d2b1b" officeooo:paragraph-rsid="027c23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30a84c5" officeooo:paragraph-rsid="0299bdea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30a84c5" officeooo:paragraph-rsid="030c6a09" fo:background-color="transparent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1e6a8e4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1e9e9" style:font-size-asian="16pt" style:font-weight-asian="bold" style:font-size-complex="16pt" style:font-weight-complex="bold"/>
    </style:style>
    <style:style style:name="P8" style:family="paragraph" style:parent-style-name="Heading_20_1">
      <style:paragraph-properties fo:text-align="start" style:justify-single-word="false"/>
      <style:text-properties style:font-name="Arial" fo:font-size="13pt" fo:font-style="normal" fo:font-weight="bold" officeooo:rsid="01e6a8e4" officeooo:paragraph-rsid="0011e9e9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3pt" fo:font-style="normal" fo:font-weight="bold" officeooo:rsid="031f88f6" officeooo:paragraph-rsid="031f88f6" fo:background-color="transparent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3pt" fo:font-style="normal" fo:font-weight="bold" officeooo:rsid="033f85b9" officeooo:paragraph-rsid="034171f3" fo:background-color="transparent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3pt" fo:font-style="normal" fo:font-weight="bold" officeooo:rsid="034259f0" officeooo:paragraph-rsid="034919c0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3pt" fo:font-style="normal" fo:font-weight="bold" officeooo:rsid="033790f2" officeooo:paragraph-rsid="0317ef52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1e9e9"/>
    </style:style>
    <style:style style:name="P14" style:family="paragraph" style:parent-style-name="Heading_20_1">
      <style:paragraph-properties fo:text-align="start" style:justify-single-word="false"/>
      <style:text-properties officeooo:paragraph-rsid="0317ef52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29bd770" officeooo:paragraph-rsid="0309006e" fo:background-color="#00000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29bd770" officeooo:paragraph-rsid="0317ef52" fo:background-color="#000000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font-name="Arial" fo:font-size="14pt" fo:language="en" fo:country="GB" fo:font-style="normal" fo:font-weight="bold" officeooo:rsid="02f53001" officeooo:paragraph-rsid="0309006e" fo:background-color="transparent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style:font-name="Arial" fo:font-size="13pt" fo:language="en" fo:country="GB" fo:font-style="normal" fo:font-weight="bold" officeooo:rsid="031f88f6" officeooo:paragraph-rsid="0320e15b" fo:background-color="transparent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style:font-name="Arial" fo:font-size="13pt" fo:language="en" fo:country="GB" fo:font-style="normal" fo:font-weight="bold" officeooo:rsid="033f85b9" officeooo:paragraph-rsid="034d97d9" fo:background-color="transparent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style:font-name="Arial" fo:font-size="13pt" fo:language="en" fo:country="GB" fo:font-style="normal" fo:font-weight="bold" officeooo:rsid="035194d7" officeooo:paragraph-rsid="035194d7" fo:background-color="transparent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font-name="Arial1" fo:font-size="18pt" fo:language="en" fo:country="GB" fo:font-style="italic" fo:font-weight="normal" officeooo:rsid="001136e0" officeooo:paragraph-rsid="0309006e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style:font-name="Arial1" fo:font-size="18pt" fo:language="en" fo:country="GB" fo:font-style="italic" fo:font-weight="normal" officeooo:rsid="001136e0" officeooo:paragraph-rsid="01e6a8e4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style:font-name="Arial1" fo:font-size="18pt" fo:language="en" fo:country="GB" fo:font-style="italic" fo:font-weight="normal" officeooo:rsid="001136e0" officeooo:paragraph-rsid="035194d7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3pt" officeooo:paragraph-rsid="0011e9e9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font-weight="bold" officeooo:rsid="027dee7d" officeooo:paragraph-rsid="0299bdea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Arial1" fo:font-size="14pt" fo:font-style="normal" fo:font-weight="bold" officeooo:rsid="01477c4a" officeooo:paragraph-rsid="0309006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339076e" officeooo:paragraph-rsid="0339076e"/>
    </style:style>
    <style:style style:name="T1" style:family="text">
      <style:text-properties officeooo:rsid="0002a7c7"/>
    </style:style>
    <style:style style:name="T2" style:family="text">
      <style:text-properties fo:font-size="22pt" officeooo:rsid="0002a7c7" style:font-size-asian="22pt" style:font-size-complex="22pt"/>
    </style:style>
    <style:style style:name="T3" style:family="text">
      <style:text-properties style:font-name="Arial" fo:font-size="14pt" fo:font-style="normal" fo:font-weight="bold" officeooo:rsid="00377444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Arial" fo:font-size="14pt" fo:font-style="normal" fo:font-weight="bold" officeooo:rsid="0039eb1f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name="Arial" fo:font-size="14pt" fo:font-style="normal" fo:font-weight="bold" officeooo:rsid="01e6a8e4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Arial" fo:font-size="14pt" fo:font-style="normal" officeooo:rsid="027d2b1b" fo:background-color="transparent" loext:char-shading-value="0" style:font-size-asian="14pt" style:font-style-asian="normal" style:font-size-complex="14pt" style:font-style-complex="normal"/>
    </style:style>
    <style:style style:name="T7" style:family="text">
      <style:text-properties style:font-name="Arial" fo:font-size="14pt" fo:font-style="normal" officeooo:rsid="0309e2aa" fo:background-color="transparent" loext:char-shading-value="0" style:font-size-asian="14pt" style:font-style-asian="normal" style:font-size-complex="14pt" style:font-style-complex="normal"/>
    </style:style>
    <style:style style:name="T8" style:family="text">
      <style:text-properties style:font-name="Arial" fo:font-size="14pt" fo:font-style="normal" officeooo:rsid="030a84c5" fo:background-color="transparent" loext:char-shading-value="0" style:font-size-asian="14pt" style:font-style-asian="normal" style:font-size-complex="14pt" style:font-style-complex="normal"/>
    </style:style>
    <style:style style:name="T9" style:family="text">
      <style:text-properties style:font-name="Arial" fo:font-size="14pt" fo:font-style="normal" officeooo:rsid="030ad7ee" fo:background-color="transparent" loext:char-shading-value="0" style:font-size-asian="14pt" style:font-style-asian="normal" style:font-size-complex="14pt" style:font-style-complex="normal"/>
    </style:style>
    <style:style style:name="T10" style:family="text">
      <style:text-properties style:font-name="Arial" fo:font-style="normal" fo:font-weight="bold" officeooo:rsid="01e6a8e4" style:font-style-asian="normal" style:font-weight-asian="bold" style:font-style-complex="normal" style:font-weight-complex="bold"/>
    </style:style>
    <style:style style:name="T11" style:family="text">
      <style:text-properties style:font-name="Arial" fo:font-size="13pt" fo:font-style="normal" fo:font-weight="bold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style:font-name="Arial" fo:font-size="13pt" fo:font-style="normal" fo:font-weight="bold" officeooo:rsid="03131571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style:font-name="Arial" fo:font-size="13pt" fo:font-style="normal" fo:font-weight="bold" officeooo:rsid="0317ef52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4" style:family="text">
      <style:text-properties style:font-name="Arial" fo:font-size="13pt" fo:font-style="normal" fo:font-weight="bold" officeooo:rsid="0332050d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style:font-name="Arial" fo:font-size="13pt" fo:font-style="normal" fo:font-weight="bold" officeooo:rsid="0334c804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style:font-name="Arial" fo:font-size="13pt" fo:font-style="normal" fo:font-weight="bold" officeooo:rsid="033790f2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style:font-name="Arial" fo:font-size="13pt" fo:font-style="normal" fo:font-weight="bold" officeooo:rsid="0339076e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style:font-name="Arial" fo:font-size="13pt" fo:font-style="normal" fo:font-weight="bold" officeooo:rsid="033b86f7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style:font-name="Arial" fo:font-size="13pt" fo:font-style="normal" fo:font-weight="bold" officeooo:rsid="033e40c6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style:font-name="Arial" fo:font-size="13pt" fo:font-style="normal" fo:font-weight="bold" officeooo:rsid="035194d7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size="14pt" fo:font-style="italic" fo:font-weight="normal" officeooo:rsid="001136e0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8pt" officeooo:rsid="00377444" style:font-size-asian="18pt" style:font-size-complex="18pt"/>
    </style:style>
    <style:style style:name="T23" style:family="text">
      <style:text-properties fo:font-size="18pt" officeooo:rsid="0002a7c7" style:font-size-asian="18pt" style:font-size-complex="18pt"/>
    </style:style>
    <style:style style:name="T24" style:family="text">
      <style:text-properties fo:font-size="18pt" fo:font-style="italic" fo:font-weight="normal" officeooo:rsid="001136e0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font-name="Arial1" fo:font-size="18pt" fo:font-style="italic" fo:font-weight="normal" officeooo:rsid="001136e0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variant="normal" fo:text-transform="none" style:font-name="Arial1" fo:language="en" fo:country="GB" fo:font-weight="bold"/>
    </style:style>
    <style:style style:name="T27" style:family="text">
      <style:text-properties fo:font-variant="normal" fo:text-transform="none" style:font-name="Arial1" fo:language="en" fo:country="GB" fo:font-weight="bold" officeooo:rsid="02f45a23"/>
    </style:style>
    <style:style style:name="T28" style:family="text">
      <style:text-properties fo:font-variant="normal" fo:text-transform="none" fo:language="en" fo:country="GB"/>
    </style:style>
    <style:style style:name="T29" style:family="text">
      <style:text-properties fo:font-variant="normal" fo:text-transform="none" style:font-name="Arial" fo:language="en" fo:country="GB" fo:font-weight="normal" officeooo:rsid="029a379f"/>
    </style:style>
    <style:style style:name="T30" style:family="text">
      <style:text-properties fo:font-variant="normal" fo:text-transform="none" style:font-name="Arial" fo:language="en" fo:country="GB" fo:font-weight="normal" officeooo:rsid="0309006e"/>
    </style:style>
    <style:style style:name="T31" style:family="text">
      <style:text-properties officeooo:rsid="0306f3ac"/>
    </style:style>
    <style:style style:name="T32" style:family="text">
      <style:text-properties officeooo:rsid="0309006e"/>
    </style:style>
    <style:style style:name="T33" style:family="text">
      <style:text-properties fo:font-style="normal" fo:font-weight="bold" officeooo:rsid="01e6a8e4" style:font-style-asian="normal" style:font-weight-asian="bold" style:font-style-complex="normal" style:font-weight-complex="bold"/>
    </style:style>
    <style:style style:name="T34" style:family="text">
      <style:text-properties officeooo:rsid="03131571"/>
    </style:style>
    <style:style style:name="T35" style:family="text">
      <style:text-properties officeooo:rsid="0329ef58"/>
    </style:style>
    <style:style style:name="T36" style:family="text">
      <style:text-properties officeooo:rsid="034171f3"/>
    </style:style>
    <style:style style:name="T37" style:family="text">
      <style:text-properties officeooo:rsid="034919c0"/>
    </style:style>
    <style:style style:name="T38" style:family="text">
      <style:text-properties officeooo:rsid="034a62ad"/>
    </style:style>
    <style:style style:name="T39" style:family="text">
      <style:text-properties officeooo:rsid="034c3230"/>
    </style:style>
    <style:style style:name="T40" style:family="text">
      <style:text-properties officeooo:rsid="034d97d9"/>
    </style:style>
    <style:style style:name="T41" style:family="text">
      <style:text-properties officeooo:rsid="035026c7"/>
    </style:style>
    <style:style style:name="T42" style:family="text">
      <style:text-properties officeooo:rsid="035194d7"/>
    </style:style>
    <style:style style:name="T43" style:family="text">
      <style:text-properties officeooo:rsid="03619c1a"/>
    </style:style>
    <style:style style:name="T44" style:family="text">
      <style:text-properties fo:font-size="11pt" officeooo:rsid="03619c1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amelin et al., 2023 project<text:span text:style-name="T1">: </text:span><text:span text:style-name="T32">updating </text:span><text:span text:style-name="T31">feautreCounts </text:span><text:span text:style-name="T32">outputs</text:span><text:span text:style-name="T1"> on</text:span><text:span text:style-name="T22"> ALICE HPC.</text:span><text:span text:style-name="T23"><text:line-break/></text:span><text:span text:style-name="T2">By: Bashar Al-Smadi</text:span></text:p>
      <text:h text:style-name="P8" text:outline-level="1"><text:span text:style-name="T34">STEP 1: </text:span>Converting Ensembl Gene IDs to Gene Symbols in featureCounts Output <text:span text:style-name="T35">using R studio.</text:span></text:h>
      <text:p text:style-name="P24"><text:span text:style-name="T10">After running </text:span><text:span text:style-name="Source_20_Text"><text:span text:style-name="T33">featureCounts</text:span></text:span><text:span text:style-name="T10"> on your sequencing data, you're left with several output files, including </text:span><text:span text:style-name="Source_20_Text"><text:span text:style-name="T33">counts.csv</text:span></text:span><text:span text:style-name="T10">, which lists Ensembl gene IDs and their respective read counts. </text:span></text:p>
      <text:p text:style-name="P13"><text:span text:style-name="T5">1</text:span><text:span text:style-name="T3">. Navigate to Your Project Directory</text:span><text:span text:style-name="T4">:</text:span></text:p>
      <text:p text:style-name="P6">cd $SCRATCHDIR/STAR_alignment/featureCounts_output</text:p>
      <text:p text:style-name="P1"/>
      <text:p text:style-name="P2"><text:span text:style-name="T27">2</text:span><text:span text:style-name="T26">. Create an R Script</text:span></text:p>
      <text:p text:style-name="P22">nano convert_gene_ids.R</text:p>
      <text:p text:style-name="P26"><text:span text:style-name="T28">3. Copy the script provided below into your text editor, then save and exit. </text:span><text:span text:style-name="T29">``` </text:span><text:span text:style-name="T30">R</text:span><text:span text:style-name="T29"> Script <text:s/></text:span></text:p>
      <text:p text:style-name="P15"># Load necessary libraries for annotation</text:p>
      <text:p text:style-name="P15">library(AnnotationDbi)</text:p>
      <text:p text:style-name="P15">library(EnsDb.Hsapiens.v79)</text:p>
      <text:p text:style-name="P15"/>
      <text:p text:style-name="P15"># Read count data from CSV and extract Ensembl IDs</text:p>
      <text:p text:style-name="P15">count_data &lt;- read.csv(file = 'counts.csv', row.names = 1)</text:p>
      <text:p text:style-name="P15">ensembl_ids &lt;- rownames(count_data)</text:p>
      <text:p text:style-name="P15"/>
      <text:p text:style-name="P15"># Use ensembldb to fetch corresponding gene symbols for the Ensembl IDs</text:p>
      <text:p text:style-name="P15">gene_info &lt;- ensembldb::select(EnsDb.Hsapiens.v79, keys=ensembl_ids, </text:p>
      <text:p text:style-name="P15"><text:s text:c="31"/>keytype='GENEID', columns='SYMBOL')</text:p>
      <text:p text:style-name="P15"/>
      <text:p text:style-name="P15"># Construct a named vector for gene symbols using Ensembl IDs as the names</text:p>
      <text:p text:style-name="P15">symbol_vector &lt;- setNames(gene_info$SYMBOL, gene_info$GENEID)</text:p>
      <text:p text:style-name="P15"/>
      <text:p text:style-name="P15"># Align gene symbols with Ensembl IDs in the count data</text:p>
      <text:p text:style-name="P15">aligned_symbols &lt;- symbol_vector[rownames(count_data)]</text:p>
      <text:p text:style-name="P15"/>
      <text:p text:style-name="P15"># Append Ensembl IDs to non-unique gene symbols to ensure uniqueness</text:p>
      <text:p text:style-name="P15">non_unique &lt;- duplicated(aligned_symbols) | duplicated(aligned_symbols, fromLast = TRUE)</text:p>
      <text:p text:style-name="P15">aligned_symbols[non_unique] &lt;- paste(aligned_symbols[non_unique], rownames(count_data)[non_unique], sep="_")</text:p>
      <text:p text:style-name="P15"/>
      <text:p text:style-name="P15"># Update row names in the count data with the aligned, unique gene symbols</text:p>
      <text:p text:style-name="P15">rownames(count_data) &lt;- aligned_symbols</text:p>
      <text:p text:style-name="P15"/>
      <text:p text:style-name="P15"># Save the modified count data to a new CSV file</text:p>
      <text:p text:style-name="P15">write.csv(count_data, "counts_updated.csv", row.names = TRUE)</text:p>
      <text:p text:style-name="P15"/>
      <text:p text:style-name="P15"/>
      <text:p text:style-name="P15"/>
      <text:p text:style-name="P17"><text:soft-page-break/>4. <text:s/>Open R :</text:p>
      <text:p text:style-name="P21">module load R/4.3.1</text:p>
      <text:p text:style-name="P17"/>
      <text:p text:style-name="P17">then:</text:p>
      <text:p text:style-name="P17"/>
      <text:p text:style-name="P21">rstudio<text:line-break/></text:p>
      <text:p text:style-name="P3"/>
      <text:p text:style-name="P25"><text:span text:style-name="T7">5</text:span><text:span text:style-name="T6">. </text:span><text:span text:style-name="T9">Inside</text:span><text:span text:style-name="T7"> Rstudio: Open the file created `convert_gene_ids.</text:span><text:span text:style-name="T8">R`<text:line-break/><text:line-break/><text:line-break/>6. Inside R: setting the working directory: by click on "Session" &gt; "Set working Directory" &gt; “to source file location”.</text:span></text:p>
      <text:p text:style-name="P4"/>
      <text:p text:style-name="P5">7.Inside R: run the codes by pressing Ctrl+enter for the whole script.</text:p>
      <text:p text:style-name="P5"/>
      <text:h text:style-name="P14" text:outline-level="1"><text:span text:style-name="T12">STEP </text:span><text:span text:style-name="T13">2</text:span><text:span text:style-name="T12">: </text:span><text:span text:style-name="T14">Converting SRRs to GSMs and converting GSMs into Sample Titles.</text:span><text:span text:style-name="T12"><text:line-break/><text:line-break/></text:span><text:span text:style-name="T17">1. </text:span><text:span text:style-name="T14">Download metadata </text:span><text:span text:style-name="T15">file (SraRunTable.txt)</text:span><text:span text:style-name="T14">: <text:line-break/></text:span><text:a xlink:type="simple" xlink:href="https://www.ncbi.nlm.nih.gov/Traces/study/?acc=PRJNA837007" text:style-name="Internet_20_link" text:visited-style-name="Visited_20_Internet_20_Link"><text:span text:style-name="T15">https://www.ncbi.nlm.nih.gov/Traces/study/?acc=PRJNA837007</text:span></text:a></text:h>
      <text:p text:style-name="P12"/>
      <text:p text:style-name="P27"><text:span text:style-name="T11">2. </text:span><text:span text:style-name="T16">D</text:span><text:span text:style-name="T11">ownload GSE202695_series_matrix.txt </text:span><text:span text:style-name="T18">file from </text:span><text:span text:style-name="T19">GEO</text:span><text:span text:style-name="T18">:<text:line-break/></text:span><text:a xlink:type="simple" xlink:href="https://www.ncbi.nlm.nih.gov/geo/query/acc.cgi?acc=GSE202695" text:style-name="Internet_20_link" text:visited-style-name="Visited_20_Internet_20_Link"><text:span text:style-name="T18">https://www.ncbi.nlm.nih.gov/geo/query/acc.cgi?acc=GSE202695</text:span></text:a></text:p>
      <text:p text:style-name="P11">select the Series Matrix File(s) - TXT fromat.<text:line-break/><text:line-break/><text:span text:style-name="T37">3. copy both files in </text:span><text:span text:style-name="T21">$SCRATCHDIR/STAR_alignment/featureCounts_output</text:span></text:p>
      <text:p text:style-name="P10"><text:span text:style-name="T38">4</text:span>. <text:span text:style-name="T36">Create a new file in the </text:span><text:span text:style-name="T24">featureCounts_output </text:span><text:span text:style-name="T36">and name it ‘update_counts.py’ </text:span><text:span text:style-name="T39">copy the following script in the file:</text:span></text:p>
      <text:p text:style-name="P9">``` Python script</text:p>
      <text:p text:style-name="P16">import pandas as pd</text:p>
      <text:p text:style-name="P16">import csv</text:p>
      <text:p text:style-name="P16"/>
      <text:p text:style-name="P16"># Load the SraRunTable to map SRR to GSM</text:p>
      <text:p text:style-name="P16">sra_run_table = pd.read_csv("SraRunTable.txt", sep=",")</text:p>
      <text:p text:style-name="P16">srr_to_gsm = dict(zip(sra_run_table['Run'], sra_run_table['Sample Name']))</text:p>
      <text:p text:style-name="P16"/>
      <text:p text:style-name="P16"># Load the counts_updated.csv</text:p>
      <text:p text:style-name="P16"><text:soft-page-break/>counts_updated = pd.read_csv("counts_updated.csv", index_col=0)</text:p>
      <text:p text:style-name="P16"/>
      <text:p text:style-name="P16"># Update the columns from SRR to GSM</text:p>
      <text:p text:style-name="P16">updated_columns = [srr_to_gsm.get(col.split("_")[0], col) for col in counts_updated.columns]</text:p>
      <text:p text:style-name="P16"/>
      <text:p text:style-name="P16"># Updating the DataFrame with GSM codes</text:p>
      <text:p text:style-name="P16">counts_updated.columns = updated_columns</text:p>
      <text:p text:style-name="P16"/>
      <text:p text:style-name="P16"># Save the updated DataFrame with GSM codes</text:p>
      <text:p text:style-name="P16">counts_updated.to_csv("counts_updated_with_GSMs.csv")</text:p>
      <text:p text:style-name="P16"/>
      <text:p text:style-name="P16">print("SRR to GSM conversion complete. The updated file is saved as 'counts_updated_with_GSMs.csv'.")</text:p>
      <text:p text:style-name="P16"/>
      <text:p text:style-name="P16"># Step 1: Create a mapping from GSM codes to Sample_title</text:p>
      <text:p text:style-name="P16">gsm_to_sample_title = {}</text:p>
      <text:p text:style-name="P16">with open('GSE202695_series_matrix.txt', 'r') as file:</text:p>
      <text:p text:style-name="P16"><text:s text:c="4"/>for line in file:</text:p>
      <text:p text:style-name="P16"><text:s text:c="8"/>if line.startswith("!Sample_title"):</text:p>
      <text:p text:style-name="P16"><text:s text:c="12"/># Remove the initial identifier and split by double quotes to accurately capture sample titles</text:p>
      <text:p text:style-name="P16"><text:s text:c="12"/>sample_titles = line.strip().split("\"")[1::2]</text:p>
      <text:p text:style-name="P16"><text:s text:c="8"/>elif line.startswith("!Sample_geo_accession"):</text:p>
      <text:p text:style-name="P16"><text:s text:c="12"/># Similarly, remove the initial identifier and split correctly</text:p>
      <text:p text:style-name="P16"><text:s text:c="12"/>gsm_codes = line.strip().split("\"")[1::2]</text:p>
      <text:p text:style-name="P16"><text:s text:c="12"/>gsm_to_sample_title = dict(zip(gsm_codes, sample_titles))</text:p>
      <text:p text:style-name="P16"><text:s text:c="12"/>break</text:p>
      <text:p text:style-name="P16"/>
      <text:p text:style-name="P16"># Verify the mapping has been created correctly</text:p>
      <text:p text:style-name="P16">print(f"Mapping of first 5 GSM codes to Sample Titles: {list(gsm_to_sample_title.items())[:5]}")</text:p>
      <text:p text:style-name="P16"/>
      <text:p text:style-name="P16"># Step 2: Read the counts file, and replace GSM codes with Sample Titles in the first row</text:p>
      <text:p text:style-name="P16">updated_rows = []</text:p>
      <text:p text:style-name="P16">with open('counts_updated_with_GSMs.csv', 'r') as csvfile:</text:p>
      <text:p text:style-name="P16"><text:s text:c="4"/>reader = csv.reader(csvfile)</text:p>
      <text:p text:style-name="P16"><text:soft-page-break/><text:s text:c="4"/>for i, row in enumerate(reader):</text:p>
      <text:p text:style-name="P16"><text:s text:c="8"/>if i == 0:</text:p>
      <text:p text:style-name="P16"><text:s text:c="12"/># Replace GSM codes with Sample Titles for the header row</text:p>
      <text:p text:style-name="P16"><text:s text:c="12"/>updated_rows.append([gsm_to_sample_title.get(gsm_code, gsm_code) for gsm_code in row])</text:p>
      <text:p text:style-name="P16"><text:s text:c="8"/>else:</text:p>
      <text:p text:style-name="P16"><text:s text:c="12"/>updated_rows.append(row)</text:p>
      <text:p text:style-name="P16"/>
      <text:p text:style-name="P16"># Step 3: Write the updated data back to a new file (or overwrite the original one)</text:p>
      <text:p text:style-name="P16">with open('counts_updated_with_SampleTitles.csv', 'w', newline='') as csvfile:</text:p>
      <text:p text:style-name="P16"><text:s text:c="4"/>writer = csv.writer(csvfile)</text:p>
      <text:p text:style-name="P16"><text:s text:c="4"/>writer.writerows(updated_rows)</text:p>
      <text:p text:style-name="P16"/>
      <text:p text:style-name="P16">print("Successfully updated GSM codes to Sample Titles in the counts file.")</text:p>
      <text:p text:style-name="P18">```</text:p>
      <text:p text:style-name="P19"><text:span text:style-name="T40">5</text:span>. <text:span text:style-name="T41">Run </text:span><text:span text:style-name="T42">the python </text:span><text:span text:style-name="T41">script. </text:span><text:span text:style-name="T42">(download pandas before if you haven’t using pip install pandas)</text:span><text:span text:style-name="T41"><text:line-break/><text:line-break/></text:span><text:span text:style-name="T25">module load python39</text:span></text:p>
      <text:p text:style-name="P20">then</text:p>
      <text:p text:style-name="P23">python update_counts.py<text:line-break/><text:line-break/><text:span text:style-name="T20">6. run these bash scripts:<text:line-break/></text:span><text:span text:style-name="T43"><text:line-break/></text:span><text:span text:style-name="T44">awk -F, '!($1 ~ /NA_/ || $1 ~ /_/) {print}' re_analysis_counts_afterQC.csv &gt; filtered_data.cs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7:04:37.755473293</meta:creation-date>
    <meta:generator>LibreOffice/7.3.7.2$Linux_X86_64 LibreOffice_project/30$Build-2</meta:generator>
    <dc:date>2024-04-24T01:59:36.212659653</dc:date>
    <meta:editing-duration>P1DT3H38M51S</meta:editing-duration>
    <meta:editing-cycles>260</meta:editing-cycles>
    <meta:document-statistic meta:table-count="0" meta:image-count="0" meta:object-count="0" meta:page-count="4" meta:paragraph-count="86" meta:word-count="626" meta:character-count="5100" meta:non-whitespace-character-count="4355"/>
  </office:meta>
</office:document-meta>
</file>